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36">
      <style:table-cell-properties style:vertical-align="automatic" fo:wrap-option="wrap"/>
    </style:style>
    <style:style style:name="co1" style:family="table-column">
      <style:table-column-properties fo:break-before="auto" style:column-width="4.55083333333333cm" style:use-optimal-column-width="true"/>
    </style:style>
    <style:style style:name="co2" style:family="table-column">
      <style:table-column-properties fo:break-before="auto" style:column-width="2.56645833333333cm" style:use-optimal-column-width="true"/>
    </style:style>
    <style:style style:name="co3" style:family="table-column">
      <style:table-column-properties fo:break-before="auto" style:column-width="1.29645833333333cm" style:use-optimal-column-width="true"/>
    </style:style>
    <style:style style:name="co4" style:family="table-column">
      <style:table-column-properties fo:break-before="auto" style:column-width="4.94770833333333cm" style:use-optimal-column-width="true"/>
    </style:style>
    <style:style style:name="co5" style:family="table-column">
      <style:table-column-properties fo:break-before="auto" style:column-width="2.460625cm" style:use-optimal-column-width="true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3.20145833333333cm" style:use-optimal-column-width="true"/>
    </style:style>
    <style:style style:name="co8" style:family="table-column">
      <style:table-column-properties fo:break-before="auto" style:column-width="3.22791666666667cm" style:use-optimal-column-width="true"/>
    </style:style>
    <style:style style:name="co9" style:family="table-column">
      <style:table-column-properties fo:break-before="auto" style:column-width="34.39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im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Hours Worked</text:p>
          </table:table-cell>
          <table:table-cell office:value-type="string" table:style-name="ce2">
            <text:p>Ideally</text:p>
          </table:table-cell>
          <table:table-cell office:value-type="string" table:style-name="ce2">
            <text:p>Comments</text:p>
          </table:table-cell>
          <table:table-cell office:value-type="string" table:style-name="ce3">
            <text:p>Time Done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5-12-01T00:00:00" table:style-name="ce4">
            <text:p>Monday, December 01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Week 1</text:p>
          </table:table-cell>
          <table:table-cell table:style-name="ce1"/>
          <table:table-cell office:value-type="string" table:style-name="ce2">
            <text:p>Total</text:p>
          </table:table-cell>
          <table:table-cell office:value-type="string" table:style-name="ce2">
            <text:p>Percent Complete</text:p>
          </table:table-cell>
          <table:table-cell table:number-columns-repeated="16377"/>
        </table:table-row>
        <table:table-row table:style-name="ro1">
          <table:table-cell office:value-type="date" office:date-value="2025-12-02T00:00:00" table:style-name="ce4">
            <text:p>Tuesday, December 02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2">
            <text:p>Hours</text:p>
          </table:table-cell>
          <table:table-cell office:value-type="float" office:value="236" table:formula="of:= SUM([.B2:.B120])" table:style-name="ce1">
            <text:p>236</text:p>
          </table:table-cell>
          <table:table-cell office:value-type="float" office:value="49.166666666666664" table:formula="of:=100*[.F3]/480" table:style-name="ce1">
            <text:p>49.16666667</text:p>
          </table:table-cell>
          <table:table-cell table:number-columns-repeated="16377"/>
        </table:table-row>
        <table:table-row table:style-name="ro1">
          <table:table-cell office:value-type="date" office:date-value="2025-12-03T00:00:00" table:style-name="ce4">
            <text:p>Wednesday, December 03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2">
            <text:p>Working Days</text:p>
          </table:table-cell>
          <table:table-cell office:value-type="float" office:value="29.5" table:formula="of:=[.F3]/8" table:style-name="ce1">
            <text:p>29.5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5-12-04T00:00:00" table:style-name="ce4">
            <text:p>Thursday, December 04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2">
            <text:p>Weeks</text:p>
          </table:table-cell>
          <table:table-cell office:value-type="float" office:value="5.9" table:formula="of:=[.F4]/5" table:style-name="ce1">
            <text:p>5.9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5-12-05T00:00:00" table:style-name="ce4">
            <text:p>Friday, December 05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06T00:00:00" table:style-name="ce4">
            <text:p>Saturday, December 06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3">
            <text:p>Time Left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5-12-07T00:00:00" table:style-name="ce4">
            <text:p>Sunday, December 07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2</text:p>
          </table:table-cell>
          <table:table-cell table:style-name="ce1"/>
          <table:table-cell office:value-type="string" table:style-name="ce2">
            <text:p>Total</text:p>
          </table:table-cell>
          <table:table-cell office:value-type="string" table:style-name="ce2">
            <text:p>Percent Left</text:p>
          </table:table-cell>
          <table:table-cell table:number-columns-repeated="16377"/>
        </table:table-row>
        <table:table-row table:style-name="ro1">
          <table:table-cell office:value-type="date" office:date-value="2025-12-08T00:00:00" table:style-name="ce4">
            <text:p>Monday, December 08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2">
            <text:p>Hours</text:p>
          </table:table-cell>
          <table:table-cell office:value-type="float" office:value="480" table:formula="of:= SUM([.C2:.C127])" table:style-name="ce1">
            <text:p>480</text:p>
          </table:table-cell>
          <table:table-cell office:value-type="float" office:value="100" table:formula="of:=100*[.F9]/480" table:style-name="ce1">
            <text:p>100</text:p>
          </table:table-cell>
          <table:table-cell table:number-columns-repeated="16377"/>
        </table:table-row>
        <table:table-row table:style-name="ro1">
          <table:table-cell office:value-type="date" office:date-value="2025-12-09T00:00:00" table:style-name="ce4">
            <text:p>Tuesday, December 09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2">
            <text:p>Working Days</text:p>
          </table:table-cell>
          <table:table-cell office:value-type="float" office:value="60" table:formula="of:=[.F9]/8" table:style-name="ce1">
            <text:p>60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5-12-10T00:00:00" table:style-name="ce4">
            <text:p>Wednesday, December 10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ck :(</text:p>
          </table:table-cell>
          <table:table-cell office:value-type="string" table:style-name="ce2">
            <text:p>Weeks</text:p>
          </table:table-cell>
          <table:table-cell office:value-type="float" office:value="12" table:formula="of:=[.F10]/5" table:style-name="ce1">
            <text:p>12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5-12-11T00:00:00" table:style-name="ce4">
            <text:p>Thursday, December 11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WFH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5-12-12T00:00:00" table:style-name="ce4">
            <text:p>Friday, December 12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WFH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5-12-13T00:00:00" table:style-name="ce4">
            <text:p>Saturday, December 13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14T00:00:00" table:style-name="ce4">
            <text:p>Sunday, December 14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3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5-12-15T00:00:00" table:style-name="ce4">
            <text:p>Monday, December 15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16T00:00:00" table:style-name="ce4">
            <text:p>Tuesday, December 16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17T00:00:00" table:style-name="ce4">
            <text:p>Wednesday, December 17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18T00:00:00" table:style-name="ce4">
            <text:p>Thursday, December 18, 202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entist</text:p>
          </table:table-cell>
          <table:table-cell table:number-columns-repeated="16380"/>
        </table:table-row>
        <table:table-row table:style-name="ro1">
          <table:table-cell office:value-type="date" office:date-value="2025-12-19T00:00:00" table:style-name="ce4">
            <text:p>Friday, December 19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20T00:00:00" table:style-name="ce4">
            <text:p>Saturday, December 20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21T00:00:00" table:style-name="ce4">
            <text:p>Sunday, December 21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22T00:00:00" table:style-name="ce4">
            <text:p>Monday, December 22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5-12-23T00:00:00" table:style-name="ce4">
            <text:p>Tuesday, December 23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5-12-24T00:00:00" table:style-name="ce4">
            <text:p>Wednesday, December 24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5-12-25T00:00:00" table:style-name="ce4">
            <text:p>Thursday, December 25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5-12-26T00:00:00" table:style-name="ce4">
            <text:p>Friday, December 26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5-12-27T00:00:00" table:style-name="ce4">
            <text:p>Saturday, December 27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28T00:00:00" table:style-name="ce4">
            <text:p>Sunday, December 28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29T00:00:00" table:style-name="ce4">
            <text:p>Monday, December 29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5-12-30T00:00:00" table:style-name="ce4">
            <text:p>Tuesday, December 30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5-12-31T00:00:00" table:style-name="ce4">
            <text:p>Wednesday, December 31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6-01-01T00:00:00" table:style-name="ce4">
            <text:p>Thursday, January 01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6-01-02T00:00:00" table:style-name="ce4">
            <text:p>Friday, January 02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6-01-03T00:00:00" table:style-name="ce4">
            <text:p>Saturday, January 03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04T00:00:00" table:style-name="ce4">
            <text:p>Sunday, January 04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4</text:p>
          </table:table-cell>
          <table:table-cell table:number-columns-repeated="16380"/>
        </table:table-row>
        <table:table-row table:style-name="ro1">
          <table:table-cell office:value-type="date" office:date-value="2026-01-05T00:00:00" table:style-name="ce4">
            <text:p>Monday, January 05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06T00:00:00" table:style-name="ce4">
            <text:p>Tuesday, January 06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07T00:00:00" table:style-name="ce4">
            <text:p>Wednesday, January 07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08T00:00:00" table:style-name="ce4">
            <text:p>Thursday, January 08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09T00:00:00" table:style-name="ce4">
            <text:p>Friday, January 09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10T00:00:00" table:style-name="ce4">
            <text:p>Saturday, January 10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11T00:00:00" table:style-name="ce4">
            <text:p>Sunday, January 11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5</text:p>
          </table:table-cell>
          <table:table-cell table:number-columns-repeated="16380"/>
        </table:table-row>
        <table:table-row table:style-name="ro1">
          <table:table-cell office:value-type="date" office:date-value="2026-01-12T00:00:00" table:style-name="ce4">
            <text:p>Monday, January 12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13T00:00:00" table:style-name="ce4">
            <text:p>Tuesday, January 13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14T00:00:00" table:style-name="ce4">
            <text:p>Wednesday, January 14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15T00:00:00" table:style-name="ce4">
            <text:p>Thursday, January 15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16T00:00:00" table:style-name="ce4">
            <text:p>Friday, January 16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17T00:00:00" table:style-name="ce4">
            <text:p>Saturday, January 17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18T00:00:00" table:style-name="ce4">
            <text:p>Sunday, January 18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6</text:p>
          </table:table-cell>
          <table:table-cell table:number-columns-repeated="16380"/>
        </table:table-row>
        <table:table-row table:style-name="ro1">
          <table:table-cell office:value-type="date" office:date-value="2026-01-19T00:00:00" table:style-name="ce4">
            <text:p>Monday, January 19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20T00:00:00" table:style-name="ce4">
            <text:p>Tuesday, January 20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WFH</text:p>
          </table:table-cell>
          <table:table-cell table:number-columns-repeated="16380"/>
        </table:table-row>
        <table:table-row table:style-name="ro1">
          <table:table-cell office:value-type="date" office:date-value="2026-01-21T00:00:00" table:style-name="ce4">
            <text:p>Wednesday, January 21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WFH</text:p>
          </table:table-cell>
          <table:table-cell table:number-columns-repeated="16380"/>
        </table:table-row>
        <table:table-row table:style-name="ro1">
          <table:table-cell office:value-type="date" office:date-value="2026-01-22T00:00:00" table:style-name="ce4">
            <text:p>Thursday, January 22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WFH</text:p>
          </table:table-cell>
          <table:table-cell table:number-columns-repeated="16380"/>
        </table:table-row>
        <table:table-row table:style-name="ro1">
          <table:table-cell office:value-type="date" office:date-value="2026-01-23T00:00:00" table:style-name="ce4">
            <text:p>Friday, January 23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24T00:00:00" table:style-name="ce4">
            <text:p>Saturday, January 24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25T00:00:00" table:style-name="ce4">
            <text:p>Sunday, January 25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7</text:p>
          </table:table-cell>
          <table:table-cell table:number-columns-repeated="16380"/>
        </table:table-row>
        <table:table-row table:style-name="ro1">
          <table:table-cell office:value-type="date" office:date-value="2026-01-26T00:00:00" table:style-name="ce4">
            <text:p>Monday, January 26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ublic Holiday (Australia Day)</text:p>
          </table:table-cell>
          <table:table-cell table:number-columns-repeated="16380"/>
        </table:table-row>
        <table:table-row table:style-name="ro1">
          <table:table-cell office:value-type="date" office:date-value="2026-01-27T00:00:00" table:style-name="ce4">
            <text:p>Tuesday, January 27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28T00:00:00" table:style-name="ce4">
            <text:p>Wednesday, January 28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29T00:00:00" table:style-name="ce4">
            <text:p>Thursday, January 29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30T00:00:00" table:style-name="ce4">
            <text:p>Friday, January 30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31T00:00:00" table:style-name="ce4">
            <text:p>Saturday, January 31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01T00:00:00" table:style-name="ce4">
            <text:p>Sunday, February 01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8</text:p>
          </table:table-cell>
          <table:table-cell table:number-columns-repeated="16380"/>
        </table:table-row>
        <table:table-row table:style-name="ro1">
          <table:table-cell office:value-type="date" office:date-value="2026-02-02T00:00:00" table:style-name="ce4">
            <text:p>Monday, February 02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03T00:00:00" table:style-name="ce4">
            <text:p>Tuesday, February 03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04T00:00:00" table:style-name="ce4">
            <text:p>Wednesday, February 04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05T00:00:00" table:style-name="ce4">
            <text:p>Thursday, February 05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06T00:00:00" table:style-name="ce4">
            <text:p>Friday, February 06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07T00:00:00" table:style-name="ce4">
            <text:p>Saturday, February 07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08T00:00:00" table:style-name="ce4">
            <text:p>Sunday, February 08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9</text:p>
          </table:table-cell>
          <table:table-cell table:number-columns-repeated="16380"/>
        </table:table-row>
        <table:table-row table:style-name="ro1">
          <table:table-cell office:value-type="date" office:date-value="2026-02-09T00:00:00" table:style-name="ce4">
            <text:p>Monday, February 09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10T00:00:00" table:style-name="ce4">
            <text:p>Tuesday, February 10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11T00:00:00" table:style-name="ce4">
            <text:p>Wednesday, February 11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12T00:00:00" table:style-name="ce4">
            <text:p>Thursday, February 12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13T00:00:00" table:style-name="ce4">
            <text:p>Friday, February 13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14T00:00:00" table:style-name="ce4">
            <text:p>Saturday, February 14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15T00:00:00" table:style-name="ce4">
            <text:p>Sunday, February 15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10</text:p>
          </table:table-cell>
          <table:table-cell table:number-columns-repeated="16380"/>
        </table:table-row>
        <table:table-row table:style-name="ro1">
          <table:table-cell office:value-type="date" office:date-value="2026-02-16T00:00:00" table:style-name="ce4">
            <text:p>Monday, February 16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17T00:00:00" table:style-name="ce4">
            <text:p>Tuesday, February 17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18T00:00:00" table:style-name="ce4">
            <text:p>Wednesday, February 18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19T00:00:00" table:style-name="ce4">
            <text:p>Thursday, February 19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20T00:00:00" table:style-name="ce4">
            <text:p>Friday, February 20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21T00:00:00" table:style-name="ce4">
            <text:p>Saturday, February 21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22T00:00:00" table:style-name="ce4">
            <text:p>Sunday, February 22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11 - Uni Starts</text:p>
          </table:table-cell>
          <table:table-cell table:number-columns-repeated="16380"/>
        </table:table-row>
        <table:table-row table:style-name="ro1">
          <table:table-cell office:value-type="date" office:date-value="2026-02-23T00:00:00" table:style-name="ce4">
            <text:p>Monday, February 23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24T00:00:00" table:style-name="ce4">
            <text:p>Tuesday, February 24, 2026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25T00:00:00" table:style-name="ce4">
            <text:p>Wednesday, February 25, 2026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26T00:00:00" table:style-name="ce4">
            <text:p>Thursday, February 26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27T00:00:00" table:style-name="ce4">
            <text:p>Friday, February 27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28T00:00:00" table:style-name="ce4">
            <text:p>Saturday, February 28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01T00:00:00" table:style-name="ce4">
            <text:p>Sunday, March 01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12</text:p>
          </table:table-cell>
          <table:table-cell table:number-columns-repeated="16380"/>
        </table:table-row>
        <table:table-row table:style-name="ro1">
          <table:table-cell office:value-type="date" office:date-value="2026-03-02T00:00:00" table:style-name="ce4">
            <text:p>Monday, March 02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03T00:00:00" table:style-name="ce4">
            <text:p>Tuesday, March 03, 2026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04T00:00:00" table:style-name="ce4">
            <text:p>Wednesday, March 04, 2026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05T00:00:00" table:style-name="ce4">
            <text:p>Thursday, March 05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06T00:00:00" table:style-name="ce4">
            <text:p>Friday, March 06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07T00:00:00" table:style-name="ce4">
            <text:p>Saturday, March 07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08T00:00:00" table:style-name="ce4">
            <text:p>Sunday, March 08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13</text:p>
          </table:table-cell>
          <table:table-cell table:number-columns-repeated="16380"/>
        </table:table-row>
        <table:table-row table:style-name="ro1">
          <table:table-cell office:value-type="date" office:date-value="2026-03-09T00:00:00" table:style-name="ce4">
            <text:p>Monday, March 09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10T00:00:00" table:style-name="ce4">
            <text:p>Tuesday, March 10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11T00:00:00" table:style-name="ce4">
            <text:p>Wednesday, March 11, 2026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12T00:00:00" table:style-name="ce4">
            <text:p>Thursday, March 12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13T00:00:00" table:style-name="ce4">
            <text:p>Friday, March 13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14T00:00:00" table:style-name="ce4">
            <text:p>Saturday, March 14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15T00:00:00" table:style-name="ce4">
            <text:p>Sunday, March 15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14</text:p>
          </table:table-cell>
          <table:table-cell table:number-columns-repeated="16380"/>
        </table:table-row>
        <table:table-row table:style-name="ro1">
          <table:table-cell office:value-type="date" office:date-value="2026-03-16T00:00:00" table:style-name="ce4">
            <text:p>Monday, March 16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17T00:00:00" table:style-name="ce4">
            <text:p>Tuesday, March 17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18T00:00:00" table:style-name="ce4">
            <text:p>Wednesday, March 18, 2026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19T00:00:00" table:style-name="ce4">
            <text:p>Thursday, March 19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20T00:00:00" table:style-name="ce4">
            <text:p>Friday, March 20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21T00:00:00" table:style-name="ce4">
            <text:p>Saturday, March 21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22T00:00:00" table:style-name="ce4">
            <text:p>Sunday, March 22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eek 15</text:p>
          </table:table-cell>
          <table:table-cell table:number-columns-repeated="16380"/>
        </table:table-row>
        <table:table-row table:style-name="ro1">
          <table:table-cell office:value-type="date" office:date-value="2026-03-23T00:00:00" table:style-name="ce4">
            <text:p>Monday, March 23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24T00:00:00" table:style-name="ce4">
            <text:p>Tuesday, March 24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25T00:00:00" table:style-name="ce4">
            <text:p>Wednesday, March 25, 2026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26T00:00:00" table:style-name="ce4">
            <text:p>Thursday, March 26, 2026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81" table:style-name="ce1"/>
        </table:table-row>
        <table:table-row table:number-rows-repeated="1048459" table:style-name="ro1">
          <table:table-cell table:number-columns-repeated="16384"/>
        </table:table-row>
      </table:table>
      <table:table table:name="Links" table:style-name="ta2">
        <table:table-column table:style-name="co8" table:default-cell-style-name="ce1"/>
        <table:table-column table:style-name="co9" table:default-cell-style-name="ce1"/>
        <table:table-column table:style-name="co6" table:number-columns-repeated="16382" table:default-cell-style-name="ce1"/>
        <table:table-row table:style-name="ro1">
          <table:table-cell office:value-type="string" table:style-name="ce1">
            <text:p>UTAS Calandar</text:p>
          </table:table-cell>
          <table:table-cell office:value-type="string" table:style-name="ce1">
            <text:p>https://www.utas.edu.au/__data/assets/pdf_file/0010/1820467/2026-printable-teaching-calendar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4D Course Site</text:p>
          </table:table-cell>
          <table:table-cell office:value-type="string" table:style-name="ce1">
            <text:p>https://www.utas.edu.au/courses/sci-eng/courses/p4d-bachelor-of-engineering-specialisation-with-honou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417</text:p>
          </table:table-cell>
          <table:table-cell office:value-type="string" table:style-name="ce1">
            <text:p>https://www.utas.edu.au/courses/sci-eng/units/eng417-advanced-control-and-autom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417 Timetable</text:p>
          </table:table-cell>
          <table:table-cell office:value-type="string" table:style-name="ce1">
            <text:p>https://student-timetable.utas.edu.au/GridLayout.asp?Unit_code=ENG417&amp;EventType=&amp;year=2026&amp;_gl=1*1tmaqi1*_gcl_au*NzEyODg0MDM4LjE3NjU3NTIxODg.*FPAU*NzEyODg0MDM4LjE3NjU3NTIxODg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442</text:p>
          </table:table-cell>
          <table:table-cell office:value-type="string" table:style-name="ce1">
            <text:p>https://www.utas.edu.au/courses/sci-eng/units/eng442-advanced-digital-electronic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442 Timetable</text:p>
          </table:table-cell>
          <table:table-cell office:value-type="string" table:style-name="ce1">
            <text:p>https://student-timetable.utas.edu.au/GridLayout.asp?Unit_code=ENG442&amp;EventType=&amp;year=2026&amp;_gl=1*ifske5*_gcl_au*NzEyODg0MDM4LjE3NjU3NTIxODg.*FPAU*NzEyODg0MDM4LjE3NjU3NTIxODg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401</text:p>
          </table:table-cell>
          <table:table-cell office:value-type="string" table:style-name="ce1">
            <text:p>https://www.utas.edu.au/courses/sci-eng/units/eng401-honours-project-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401 Timetable</text:p>
          </table:table-cell>
          <table:table-cell office:value-type="string" table:style-name="ce1">
            <text:p>https://student-timetable.utas.edu.au/GridLayout.asp?Unit_code=ENG401&amp;EventType=&amp;year=2026&amp;_gl=1*ifske5*_gcl_au*NzEyODg0MDM4LjE3NjU3NTIxODg.*FPAU*NzEyODg0MDM4LjE3NjU3NTIxODg.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 number:language="en" number:country="AU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age</meta:initial-creator>
    <dc:creator>sage</dc:creator>
    <meta:creation-date>2026-01-18T20:45:19Z</meta:creation-date>
    <dc:date>2026-01-27T00:40:18Z</dc:date>
  </office:meta>
</office:document-meta>
</file>